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750000427000004EBBD229733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Times New Roman1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ru" fo:country="RU" fo:font-style="italic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start" style:justify-single-word="false"/>
      <style:text-properties fo:font-size="14pt" fo:language="ru" fo:country="RU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ru" fo:country="RU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en" fo:country="US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ru" fo:country="RU" fo:font-style="normal" style:language-asian="zxx" style:country-asian="none" style:font-style-asian="normal" style:language-complex="zxx" style:country-complex="none" style:font-style-complex="normal"/>
    </style:style>
    <style:style style:name="P17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ru" fo:country="RU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paragraph-properties fo:margin-left="0cm" fo:margin-right="0cm" fo:text-align="start" style:justify-single-word="false" fo:text-indent="0.794cm" style:auto-text-indent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fo:language="ru" fo:country="RU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ru" fo:country="RU" fo:font-style="italic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ru" fo:country="RU" style:language-asian="zxx" style:country-asian="none" style:language-complex="zxx" style:country-complex="non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/>
    </style:style>
    <style:style style:name="T3" style:family="text">
      <style:text-properties style:font-name="Times New Roman1" fo:font-size="14pt" fo:font-style="normal" style:font-style-asian="normal" style:font-style-complex="normal"/>
    </style:style>
    <style:style style:name="T4" style:family="text">
      <style:text-properties fo:font-size="14pt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СТВО ПО ОБРАЗОВАНИЮ</text:p>
      <text:p text:style-name="P1">ГОСУДАРСТВЕННОЕ ОБРАЗОВАТЕЛЬНОЕ УЧРЕЖДЕНИЕ</text:p>
      <text:p text:style-name="P1">ВЫСШЕГО ПРОФЕССИОНАЛЬНОГО ОБРАЗОВАНИЯ</text:p>
      <text:p text:style-name="P1">ВЯТСКИЙ ГОСУДАРСТВЕННЫЙ УНИВЕРСИТЕТ</text:p>
      <text:p text:style-name="P1">ФАКУЛЬТЕТ ПРИКЛАДНОЙ МАТЕМАТИКИ И ТЕЛЕКОММУНИКАЦИЙ</text:p>
      <text:p text:style-name="P1">КАФЕДРА ПРИКЛАДНОЙ МАТЕМАТИКИ И ТЕЛЕКОММУНИКАЦ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Отчёт по лабораторной работе №5</text:p>
      <text:p text:style-name="P1">По дисциплине «Практикум на ЭВМ»</text:p>
      <text:p text:style-name="P1">Тема: «Простейшие функци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 <text:s text:c="17"/>студент группы ПМ-11_________________Кислицын И.К.</text:p>
      <text:p text:style-name="P2">Проверил: <text:s text:c="13"/>преподаватель кафедры ПМ и И______________Минина Е.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ров 2009</text:p>
      <text:p text:style-name="P6">Цель работы</text:p>
      <text:p text:style-name="P3"/>
      <text:p text:style-name="P12">Познакомиться с механизмом составления и организации взаимодействия пользовательских функций языка <text:span text:style-name="T5">С</text:span>.</text:p>
      <text:p text:style-name="P20">Задание</text:p>
      <text:p text:style-name="P8">Вариант 12</text:p>
      <text:p text:style-name="P21">Уплотнить заданную матрицу, удаляя из нее строки и столбцы, заполненные нулями. Найти номер первой из строк, содержащих хотя бы один положительный элемент. С помощью функций.</text:p>
      <text:p text:style-name="P9"/>
      <text:p text:style-name="P4">Схема алгоритма работы программы</text:p>
      <text:p text:style-name="P4"><draw:frame draw:style-name="fr1" draw:name="Графический объект1" text:anchor-type="paragraph" svg:width="16.999cm" svg:height="17.369cm" draw:z-index="0"><draw:image xlink:href="Pictures/200003750000427000004EBBD2297336.svm" xlink:type="simple" xlink:show="embed" xlink:actuate="onLoad"/></draw:frame></text:p>
      <text:p text:style-name="P4"><text:soft-page-break/></text:p>
      <text:p text:style-name="P4">Листинг программы</text:p>
      <text:p text:style-name="P4"/>
      <text:p text:style-name="P3">#include "stdafx.h"</text:p>
      <text:p text:style-name="P3">#include &lt;stdio.h&gt;</text:p>
      <text:p text:style-name="P3">#include &lt;stdlib.h&gt;</text:p>
      <text:p text:style-name="P3">#include &lt;conio.h&gt;</text:p>
      <text:p text:style-name="P3">#include &lt;math.h&gt;</text:p>
      <text:p text:style-name="P3">#include &lt;locale.h&gt;</text:p>
      <text:p text:style-name="P3">#include &lt;string.h&gt;</text:p>
      <text:p text:style-name="P3">#include &lt;malloc.h&gt;</text:p>
      <text:p text:style-name="P3">#include &lt;time.h&gt;</text:p>
      <text:p text:style-name="P3">#define rnd (rand()/32768.0)<text:tab/></text:p>
      <text:p text:style-name="P3"/>
      <text:p text:style-name="P3">void vvod(double **mat, int n, int m);<text:tab/><text:tab/>//<text:span text:style-name="T6">прототипы ф-й</text:span></text:p>
      <text:p text:style-name="P3">void vivod(double **mat, int n, int m);</text:p>
      <text:p text:style-name="P3">void nomer_str1POLel(double **mat, int n, int m);</text:p>
      <text:p text:style-name="P3">void uplotn(double **mat, int&amp; n, int&amp; m);</text:p>
      <text:p text:style-name="P3">void uplotnSTB(double **mat, int&amp; n, int&amp; m);</text:p>
      <text:p text:style-name="P3">void uplotnSTR(double **mat, int&amp; n, int&amp; m);</text:p>
      <text:p text:style-name="P3"/>
      <text:p text:style-name="P3">int main()</text:p>
      <text:p text:style-name="P3">{<text:tab/>setlocale(LC_ALL, "Russian");<text:tab/>//<text:span text:style-name="T6">устанавливаем поддержку рус.яз.</text:span></text:p>
      <text:p text:style-name="P3"><text:tab/>int n, m;</text:p>
      <text:p text:style-name="P3"><text:tab/>printf("Введите размеры матрицы\n");</text:p>
      <text:p text:style-name="P3"><text:tab/>scanf_s("%d%d", &amp;n, &amp;m);</text:p>
      <text:p text:style-name="P3"><text:tab/>double **mat;<text:tab/><text:tab/>//<text:span text:style-name="T6">объявление ук-ля на ук-ль (будущая матрица)</text:span></text:p>
      <text:p text:style-name="P3"><text:tab/>mat = (double**) calloc (1, sizeof(double*)); <text:s/>//<text:span text:style-name="T6">определяем</text:span></text:p>
      <text:p text:style-name="P3"><text:tab/>vvod(mat, n, m);<text:tab/><text:tab/>//<text:span text:style-name="T6">вводим матрицу</text:span></text:p>
      <text:p text:style-name="P3"><text:tab/>vivod(mat, n, m);<text:tab/><text:tab/>//<text:span text:style-name="T6">выводим на экран</text:span></text:p>
      <text:p text:style-name="P3"><text:tab/>nomer_str1POLel(mat, n, m);<text:tab/>//<text:span text:style-name="T6">ищем первую из сторк с +ым эл-том</text:span></text:p>
      <text:p text:style-name="P3"><text:tab/>uplotn(mat, n, m);<text:tab/><text:tab/>//*<text:span text:style-name="T6">уплотняем, удаляя нулевые строки и столбцы</text:span></text:p>
      <text:p text:style-name="P3"><text:tab/>_getch();</text:p>
      <text:p text:style-name="P3"><text:tab/>for (int i = 0; i &lt; n; i++)<text:tab/>//<text:span text:style-name="T6">освобождаем память</text:span></text:p>
      <text:p text:style-name="P3"><text:tab/><text:tab/>free(mat[i]);</text:p>
      <text:p text:style-name="P3"><text:tab/>free(mat);</text:p>
      <text:p text:style-name="P3"><text:tab/>return 0;</text:p>
      <text:p text:style-name="P3">}</text:p>
      <text:p text:style-name="P3"/>
      <text:p text:style-name="P3">void vvod(double **mat, int n, int m)<text:tab/><text:tab/>//<text:span text:style-name="T6">функция ввода матрицы</text:span></text:p>
      <text:p text:style-name="P3">{</text:p>
      <text:p text:style-name="P3"><text:tab/>int i, j, f = 2, k;</text:p>
      <text:p text:style-name="P3"><text:tab/>char str[5];<text:tab/><text:tab/><text:tab/><text:tab/>//<text:span text:style-name="T6">в дальнейшем для выбора типа ввода</text:span></text:p>
      <text:p text:style-name="P3"><text:tab/>realloc (mat, n*sizeof(double*));<text:tab/>//<text:span text:style-name="T6">выделяем память по массив</text:span></text:p>
      <text:p text:style-name="P3"><text:tab/>for (i = 0; i &lt; n; i++)</text:p>
      <text:p text:style-name="P3"><text:soft-page-break/><text:tab/><text:tab/>mat[i] = (double*) сalloc (m, sizeof(double));</text:p>
      <text:p text:style-name="P3"/>
      <text:p text:style-name="P3"><text:tab/>//<text:span text:style-name="T6">выбор типа ввода</text:span></text:p>
      <text:p text:style-name="P3"/>
      <text:p text:style-name="P3"><text:tab/>printf("Хотите ввести матрицу вручную или заполнить случайными <text:tab/>элементами\nв интервале (-k,k)(V/S)?\n");</text:p>
      <text:p text:style-name="P3"><text:tab/>while (f)</text:p>
      <text:p text:style-name="P3"><text:tab/>{</text:p>
      <text:p text:style-name="P3"><text:tab/><text:tab/>gets_s(str);</text:p>
      <text:p text:style-name="P3"><text:tab/><text:tab/>if ((strstr(str, "V\0")) || (strstr(str, "v\0")))</text:p>
      <text:p text:style-name="P3"><text:tab/><text:tab/>{</text:p>
      <text:p text:style-name="P3"><text:tab/><text:tab/><text:tab/>f = 0;</text:p>
      <text:p text:style-name="P3"><text:tab/><text:tab/><text:tab/>printf("Вводите элементы слева направо сверху вниз\n");</text:p>
      <text:p text:style-name="P3"><text:tab/><text:tab/><text:tab/>for (i = 0; i &lt; n; i++)</text:p>
      <text:p text:style-name="P3"><text:tab/><text:tab/><text:tab/>{</text:p>
      <text:p text:style-name="P3"><text:tab/><text:tab/><text:tab/><text:tab/>for (j = 0; j &lt; m; j++)</text:p>
      <text:p text:style-name="P3"><text:tab/><text:tab/><text:tab/><text:tab/><text:tab/>scanf_s("%lf", &amp;mat[i][j]);</text:p>
      <text:p text:style-name="P3"><text:tab/><text:tab/><text:tab/>}</text:p>
      <text:p text:style-name="P3"><text:tab/><text:tab/>}</text:p>
      <text:p text:style-name="P3"><text:tab/><text:tab/>else if ((strstr(str, "s\0")) || (strstr(str, "S\0")))</text:p>
      <text:p text:style-name="P3"><text:tab/><text:tab/>{</text:p>
      <text:p text:style-name="P3"><text:tab/><text:tab/><text:tab/>f = 0;</text:p>
      <text:p text:style-name="P3"><text:tab/><text:tab/><text:tab/>printf("Введите радиус интервала (k)\n");</text:p>
      <text:p text:style-name="P3"><text:tab/><text:tab/><text:tab/>scanf_s("%d", &amp;k);<text:tab/></text:p>
      <text:p text:style-name="P3"><text:tab/><text:tab/><text:tab/>srand( (unsigned)time( NULL ) );</text:p>
      <text:p text:style-name="P3"><text:tab/><text:tab/><text:tab/>for (i = 0; i &lt; n; i++)</text:p>
      <text:p text:style-name="P3"><text:tab/><text:tab/><text:tab/>{</text:p>
      <text:p text:style-name="P3"><text:tab/><text:tab/><text:tab/><text:tab/>for (j = 0; j &lt; m; j++)</text:p>
      <text:p text:style-name="P3"><text:tab/><text:tab/><text:tab/><text:tab/><text:tab/>mat[i][j] = rnd*2*k - k;</text:p>
      <text:p text:style-name="P3"><text:tab/><text:tab/><text:tab/>}</text:p>
      <text:p text:style-name="P3"/>
      <text:p text:style-name="P3"><text:tab/><text:tab/>}</text:p>
      <text:p text:style-name="P3"><text:tab/><text:tab/>else </text:p>
      <text:p text:style-name="P3"><text:tab/><text:tab/>{</text:p>
      <text:p text:style-name="P3"><text:tab/><text:tab/><text:tab/>if (f == 1) <text:tab/><text:tab/>//<text:span text:style-name="T6">без данного усл-я выдаёт лишние данные</text:span></text:p>
      <text:p text:style-name="P3"><text:tab/><text:tab/><text:tab/><text:tab/>printf("Вы ввели что-то не то. Введите \"V\" <text:tab/>или \"S\"\n");</text:p>
      <text:p text:style-name="P3"><text:tab/><text:tab/><text:tab/>if (f !=1) </text:p>
      <text:p text:style-name="P3"><text:tab/><text:tab/><text:tab/><text:tab/>f = 1;</text:p>
      <text:p text:style-name="P3"><text:tab/><text:tab/>}</text:p>
      <text:p text:style-name="P3"><text:tab/>}</text:p>
      <text:p text:style-name="P3">}</text:p>
      <text:p text:style-name="P3">void vivod(double **mat, int n, int m) <text:tab/>//<text:span text:style-name="T6">функция вывода матрицы на экран</text:span></text:p>
      <text:p text:style-name="P3">{</text:p>
      <text:p text:style-name="P3"><text:tab/>printf("\n \nПолучилась матрица размером %dх%d <text:s/>с элементами\n", n, m);</text:p>
      <text:p text:style-name="P3"><text:soft-page-break/><text:tab/></text:p>
      <text:p text:style-name="P3"><text:tab/>for(int i = 0; i &lt; n; i++)</text:p>
      <text:p text:style-name="P3"><text:tab/>{</text:p>
      <text:p text:style-name="P3"><text:tab/><text:tab/>for(int j = 0; j &lt; m; j++)</text:p>
      <text:p text:style-name="P3"><text:tab/><text:tab/>{</text:p>
      <text:p text:style-name="P3"><text:tab/><text:tab/><text:tab/>printf("%+10.4lf ", mat[i][j]);</text:p>
      <text:p text:style-name="P3"><text:tab/><text:tab/>}</text:p>
      <text:p text:style-name="P3"><text:tab/><text:tab/>printf("\n");</text:p>
      <text:p text:style-name="P3"><text:tab/>}</text:p>
      <text:p text:style-name="P3">}</text:p>
      <text:p text:style-name="P3"/>
      <text:p text:style-name="P3">void nomer_str1POLel(double** mat, int n, int m)</text:p>
      <text:p text:style-name="P3">{ <text:tab/>//<text:span text:style-name="T6">поиск первой из строк, содержащих положительный элемент</text:span></text:p>
      <text:p text:style-name="P3"><text:tab/>int ind = -1;</text:p>
      <text:p text:style-name="P3"><text:tab/>for(int i = 0; i &lt; n; i++)</text:p>
      <text:p text:style-name="P3"><text:tab/>{</text:p>
      <text:p text:style-name="P3"><text:tab/><text:tab/>for(int j = 0; j &lt; m; j++)</text:p>
      <text:p text:style-name="P3"><text:tab/><text:tab/>{</text:p>
      <text:p text:style-name="P3"><text:tab/><text:tab/><text:tab/>if (mat[i][j] &gt; 0)</text:p>
      <text:p text:style-name="P3"><text:tab/><text:tab/><text:tab/>{</text:p>
      <text:p text:style-name="P3"><text:tab/><text:tab/><text:tab/><text:tab/>ind = i;</text:p>
      <text:p text:style-name="P3"><text:tab/><text:tab/><text:tab/><text:tab/>break;</text:p>
      <text:p text:style-name="P3"><text:tab/><text:tab/><text:tab/>}</text:p>
      <text:p text:style-name="P3"><text:tab/><text:tab/>}</text:p>
      <text:p text:style-name="P3"><text:tab/><text:tab/>if (ind &gt;= 0)</text:p>
      <text:p text:style-name="P3"><text:tab/><text:tab/><text:tab/>break;</text:p>
      <text:p text:style-name="P3"><text:tab/>}</text:p>
      <text:p text:style-name="P3"><text:tab/>if (ind &lt; 0)</text:p>
      <text:p text:style-name="P3"><text:tab/><text:tab/>printf("\nCтрок, содержащих положительные элементы, нет\n \n");</text:p>
      <text:p text:style-name="P3"><text:tab/>else<text:tab/></text:p>
      <text:p text:style-name="P3"><text:tab/><text:tab/>printf("\nПервая из строк, содержащих хотя бы один положительный <text:tab/>элемент,\nнаходится под номером <text:s/>%d\n \n", ind+1);</text:p>
      <text:p text:style-name="P3">}</text:p>
      <text:p text:style-name="P3">void uplotn(double **mat, int&amp; n, int&amp; m)<text:tab/>//<text:span text:style-name="T6">ф-я уплотнения* матрицы</text:span></text:p>
      <text:p text:style-name="P3">{</text:p>
      <text:p text:style-name="P3"><text:tab/>uplotnSTR(mat, n, m);</text:p>
      <text:p text:style-name="P3"><text:tab/>uplotnSTB(mat, n, m);</text:p>
      <text:p text:style-name="P3"><text:tab/>vivod(mat, n, m);</text:p>
      <text:p text:style-name="P3">}</text:p>
      <text:p text:style-name="P3">void uplotnSTB(double **mat, int&amp; n, int&amp; m) //<text:span text:style-name="T6">уплотнение по столбцам</text:span></text:p>
      <text:p text:style-name="P3">{</text:p>
      <text:p text:style-name="P3"><text:tab/>int i, j, <text:s/>f = 0, c;</text:p>
      <text:p text:style-name="P3"><text:tab/>double pgr = 0.00001;</text:p>
      <text:p text:style-name="P3"><text:tab/>//<text:span text:style-name="T6">вводим погрешность, т.к. тип дан-х матр. - </text:span><text:span text:style-name="T6">double</text:span></text:p>
      <text:p text:style-name="P3"/>
      <text:p text:style-name="P3"><text:soft-page-break/></text:p>
      <text:p text:style-name="P3"><text:tab/>for (j = 0; j &lt; m; j++)</text:p>
      <text:p text:style-name="P3"><text:tab/>{</text:p>
      <text:p text:style-name="P3"><text:tab/><text:tab/>f = 0;</text:p>
      <text:p text:style-name="P3"><text:tab/><text:tab/>for(i = 0; i &lt; n; i++)</text:p>
      <text:p text:style-name="P3"><text:tab/><text:tab/>{</text:p>
      <text:p text:style-name="P3"><text:tab/><text:tab/><text:tab/>if (fabs(mat[i][j]) &lt; pgr)</text:p>
      <text:p text:style-name="P3"><text:tab/><text:tab/><text:tab/><text:tab/>f++;</text:p>
      <text:p text:style-name="P3"><text:tab/><text:tab/>}<text:tab/>//<text:span text:style-name="T6">ищем нулевые элементы в данном столбце</text:span></text:p>
      <text:p text:style-name="P3"><text:tab/><text:tab/>if (f == n)</text:p>
      <text:p text:style-name="P3"><text:tab/><text:tab/>{<text:tab/>//<text:span text:style-name="T6">если их количество совпало с высотой столбца, то</text:span></text:p>
      <text:p text:style-name="P3"><text:tab/><text:tab/><text:tab/>for(i = 0; i &lt; n; i++)</text:p>
      <text:p text:style-name="P3"><text:tab/><text:tab/><text:tab/>{<text:tab/><text:tab/><text:tab/>//<text:span text:style-name="T6">сдвигаемвсе строки, начиная со следующей </text:span></text:p>
      <text:p text:style-name="P3"><text:tab/><text:tab/><text:tab/><text:tab/>for(c = j + 1; c &lt; m; c++ )<text:tab/><text:tab/><text:tab/>//<text:span text:style-name="T6">на одну влево</text:span></text:p>
      <text:p text:style-name="P3"><text:tab/><text:tab/><text:tab/><text:tab/>mat[i][c-1] = mat[i][c];</text:p>
      <text:p text:style-name="P3"><text:tab/><text:tab/><text:tab/><text:tab/>realloc(mat[i], (m - 1)*sizeof(double));</text:p>
      <text:p text:style-name="P3"><text:tab/><text:tab/><text:tab/>}<text:tab/><text:tab/><text:tab/>//<text:span text:style-name="T6">и перераспределяем память, также </text:span></text:p>
      <text:p text:style-name="P3"><text:tab/><text:tab/><text:tab/>m--;<text:tab/><text:tab/><text:tab/>//<text:span text:style-name="T6">уменьшив потом высоту стоблца</text:span></text:p>
      <text:p text:style-name="P3"><text:tab/><text:tab/><text:tab/>j--;<text:tab/>//<text:span text:style-name="T6">проходим по данной итерации еще раз</text:span></text:p>
      <text:p text:style-name="P3"><text:tab/><text:tab/>}</text:p>
      <text:p text:style-name="P3"><text:tab/>}</text:p>
      <text:p text:style-name="P3">}</text:p>
      <text:p text:style-name="P3">void uplotnSTR(double **mat, int&amp; n, int&amp; m)<text:tab/>//<text:span text:style-name="T6">уплотнение по стокам</text:span></text:p>
      <text:p text:style-name="P3">{<text:tab/>int i, j, <text:s/>f = 0, c;</text:p>
      <text:p text:style-name="P3"><text:tab/>double pgr = 0.00001;<text:tab/>//<text:span text:style-name="T6">аналогично</text:span></text:p>
      <text:p text:style-name="P3"><text:tab/>for(i = 0; i &lt; n; i++)</text:p>
      <text:p text:style-name="P3"><text:tab/>{<text:tab/><text:tab/></text:p>
      <text:p text:style-name="P3"><text:tab/><text:tab/>f = 0;</text:p>
      <text:p text:style-name="P3"><text:tab/><text:tab/>for(j = 0; j &lt; m; j++)</text:p>
      <text:p text:style-name="P3"><text:tab/><text:tab/>{</text:p>
      <text:p text:style-name="P3"><text:tab/><text:tab/><text:tab/>if (fabs(mat[i][j]) &lt; pgr)</text:p>
      <text:p text:style-name="P3"><text:tab/><text:tab/><text:tab/><text:tab/>f++;</text:p>
      <text:p text:style-name="P3"><text:tab/><text:tab/>}<text:tab/><text:tab/><text:tab/><text:tab/>//<text:span text:style-name="T6">аналогично</text:span></text:p>
      <text:p text:style-name="P3"><text:tab/><text:tab/>if (f == m)</text:p>
      <text:p text:style-name="P3"><text:tab/><text:tab/>{</text:p>
      <text:p text:style-name="P3"><text:tab/><text:tab/><text:tab/>for(c = i + 1; c &lt; n; c++)</text:p>
      <text:p text:style-name="P3"><text:tab/><text:tab/><text:tab/>{</text:p>
      <text:p text:style-name="P3"><text:tab/><text:tab/><text:tab/><text:tab/>for(j = 0; j &lt; m; j++)</text:p>
      <text:p text:style-name="P3"><text:tab/><text:tab/><text:tab/><text:tab/><text:tab/>mat[c - 1][j] = mat[c][j];</text:p>
      <text:p text:style-name="P3"><text:tab/><text:tab/><text:tab/>}<text:tab/><text:tab/><text:tab/><text:tab/>//<text:span text:style-name="T6">аналогично</text:span></text:p>
      <text:p text:style-name="P3"><text:tab/><text:tab/><text:tab/>free(mat[n-1]);</text:p>
      <text:p text:style-name="P3"><text:tab/><text:tab/><text:tab/>n--;</text:p>
      <text:p text:style-name="P3"><text:tab/><text:tab/><text:tab/>i--;</text:p>
      <text:p text:style-name="P3"><text:tab/><text:tab/>}</text:p>
      <text:p text:style-name="P3"><text:tab/>}</text:p>
      <text:p text:style-name="P3"><text:soft-page-break/>}</text:p>
      <text:p text:style-name="P3"/>
      <text:p text:style-name="P4">Ответы на контрольные вопросы:</text:p>
      <text:p text:style-name="P19">В каких случаях применяется модификатор static ? </text:p>
      <text:p text:style-name="P14"><text:span text:style-name="T1"><text:tab/><text:tab/>Он применяется в тех случаях, когда мы хотим объявить <text:tab/>переменную, <text:s/>срок жизни которой — срок работы программы</text:span><text:span text:style-name="T1">, </text:span><text:span text:style-name="T1">которая <text:tab/>инициализируется один <text:s/>раз при первом объявлении переменной </text:span></text:p>
      <text:p text:style-name="P22"><text:tab/><text:tab/>Для функций же он определяет видимость её только в пределах <text:tab/>модуля, в котором определена функция</text:p>
      <text:p text:style-name="P11">Перечислите варианты обмена информацией между совместно работающими функциями.</text:p>
      <text:p text:style-name="P25">Через глобальные переменные.</text:p>
      <text:p text:style-name="P25">Через вызов другой функции в данной. </text:p>
      <text:p text:style-name="P25">Через возвращаемое значение.</text:p>
      <text:p text:style-name="P25">Через параметры функции.</text:p>
      <text:p text:style-name="P18"><text:span text:style-name="T2">Охарактеризуйте варианты передачи параметров в функцию <text:s/></text:span><text:span text:style-name="T4"><text:s/></text:span></text:p>
      <text:p text:style-name="P17"><text:span text:style-name="T4"><text:tab/><text:tab/></text:span><text:span text:style-name="T3">Можно передавать параметры в функцию через значения и по <text:tab/>адресу (ссылки, указатели). Первый вариант не изменяет источника, <text:tab/>второй же может изменить.</text:span></text:p>
      <text:p text:style-name="P11">Приведите примеры вызова функции с параметрами по умолчанию.</text:p>
      <text:p text:style-name="P16">void fu(int a, int b = 2);</text:p>
      <text:p text:style-name="P16">int main()</text:p>
      <text:p text:style-name="P16">{</text:p>
      <text:p text:style-name="P16"><text:tab/><text:tab/>int c = 23;</text:p>
      <text:p text:style-name="P16"><text:tab/><text:tab/>c = fu(c);</text:p>
      <text:p text:style-name="P16"><text:tab/><text:tab/>return 0;</text:p>
      <text:p text:style-name="P16">}</text:p>
      <text:p text:style-name="P16">int fu(int a, int b = 2)</text:p>
      <text:p text:style-name="P16">{</text:p>
      <text:p text:style-name="P16"><text:tab/><text:tab/>return(pow(a, b));</text:p>
      <text:p text:style-name="P16">}</text:p>
      <text:p text:style-name="P11">Приведите примеры функций, имеющих переменное число параметров.</text:p>
      <text:p text:style-name="P15">Примечание. </text:p>
      <text:p text:style-name="P15">Поскольку функция имеет переменное число параметров будем считать концом списка значение равное -1. </text:p>
      <text:p text:style-name="P24"><text:soft-page-break/>#include .. .. ..</text:p>
      <text:p text:style-name="P24">#include &lt;stdarg.h&gt;</text:p>
      <text:p text:style-name="P24"/>
      <text:p text:style-name="P24">int summa(int x, ...);</text:p>
      <text:p text:style-name="P24"/>
      <text:p text:style-name="P24"><text:s text:c="3"/>int main()</text:p>
      <text:p text:style-name="P24"><text:s text:c="3"/>{ int n;</text:p>
      <text:p text:style-name="P24"><text:s text:c="5"/>n = summa((2,3,4,-1);</text:p>
      <text:p text:style-name="P24"><text:s text:c="5"/>printf("n=%d",n);</text:p>
      <text:p text:style-name="P24"><text:s text:c="5"/>return 0;</text:p>
      <text:p text:style-name="P24"><text:s text:c="3"/>}</text:p>
      <text:p text:style-name="P24"/>
      <text:p text:style-name="P24"><text:s text:c="3"/>int summa(int x,...)</text:p>
      <text:p text:style-name="P24"><text:s text:c="3"/>{</text:p>
      <text:p text:style-name="P24"><text:s text:c="6"/>int i=0, sum=0;</text:p>
      <text:p text:style-name="P10"><text:span text:style-name="T6"><text:s text:c="6"/></text:span><text:span text:style-name="T6">va</text:span><text:span text:style-name="T6">_list uk_arg;</text:span></text:p>
      <text:p text:style-name="P24"><text:s text:c="6"/>va_start(uk_arg, x); <text:s/><text:tab/><text:tab/>// установка указателя uk_arg на <text:s/></text:p>
      <text:p text:style-name="P24"><text:s text:c="25"/><text:tab/><text:tab/><text:tab/>//первый необязятельный параметр </text:p>
      <text:p text:style-name="P24"><text:s text:c="6"/>if (x != -1)</text:p>
      <text:p text:style-name="P24"><text:tab/><text:tab/> sum = x; <text:s text:c="2"/><text:tab/><text:tab/><text:tab/>// проверка на пустоту списка <text:s text:c="4"/></text:p>
      <text:p text:style-name="P24"><text:s text:c="6"/>else return 0;</text:p>
      <text:p text:style-name="P24"><text:s text:c="6"/>while ( (i = va_arg(uk_arg, int)) != -1)</text:p>
      <text:p text:style-name="P10"><text:span text:style-name="T6"><text:s text:c="34"/><text:tab/><text:tab/> /</text:span><text:span text:style-name="T7">/</text:span><text:span text:style-name="T6"> выбор следующего <text:s text:c="2"/></text:span></text:p>
      <text:p text:style-name="P10"><text:span text:style-name="T6"><text:s text:c="6"/>{ <text:s text:c="26"/><text:tab/><text:tab/> /</text:span><text:span text:style-name="T7">/</text:span><text:span text:style-name="T6"> параметра и проверка </text:span></text:p>
      <text:p text:style-name="P24"><text:s text:c="8"/>sum += i; <text:s text:c="19"/><text:tab/>// на окончание списка <text:s text:c="5"/></text:p>
      <text:p text:style-name="P24"><text:s text:c="6"/>}</text:p>
      <text:p text:style-name="P24"><text:s text:c="6"/>va_end(uk_arg); <text:s text:c="8"/>//закрытие списка параметров <text:s text:c="2"/></text:p>
      <text:p text:style-name="P24"><text:s text:c="6"/>return (sum);</text:p>
      <text:p text:style-name="P24"><text:s text:c="3"/>}</text:p>
      <text:p text:style-name="P13"><text:span text:style-name="T8">//</text:span><text:span text:style-name="T6">P.S. </text:span><text:span text:style-name="T8">если честно, то пытался разобраться, но понял не всё</text:span></text:p>
      <text:p text:style-name="P4">Краткие выводы </text:p>
      <text:p text:style-name="P7">В ходе выполнения данной лабораторной работы был изучен <text:s/>механизм составления и организации взаимодействия пользовательских функций языка <text:span text:style-name="T5">С</text:span> <text:s/>получен опыт работы с динамическими массивами, строками, функция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8H39M39S</meta:editing-duration>
    <meta:editing-cycles>26</meta:editing-cycles>
    <meta:generator>OpenOffice.org/3.1$Win32 OpenOffice.org_project/310m11$Build-9399</meta:generator>
    <dc:date>2009-10-19T09:20:13.66</dc:date>
    <meta:print-date>2009-10-19T00:45:07.95</meta:print-date>
    <meta:document-statistic meta:table-count="0" meta:image-count="1" meta:object-count="0" meta:page-count="8" meta:paragraph-count="240" meta:word-count="1068" meta:character-count="7073"/>
    <meta:user-defined meta:name="Info 1"/>
    <meta:user-defined meta:name="Info 2"/>
    <meta:user-defined meta:name="Info 3"/>
    <meta:user-defined meta:name="Info 4"/>
  </office:meta>
</office:document-meta>
</file>